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8in" fo:margin-left="0.0014in" table:align="left"/>
    </style:style>
    <style:style style:name="Table1.A" style:family="table-column">
      <style:table-column-properties style:column-width="3.8736in"/>
    </style:style>
    <style:style style:name="Table1.B" style:family="table-column">
      <style:table-column-properties style:column-width="3.0542in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none" fo:border-top="0.05pt solid #000000" fo:border-bottom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09in" style:rel-column-width="1165*"/>
    </style:style>
    <style:style style:name="Table2.B" style:family="table-column">
      <style:table-column-properties style:column-width="2.3764in" style:rel-column-width="3422*"/>
    </style:style>
    <style:style style:name="Table2.C" style:family="table-column">
      <style:table-column-properties style:column-width="0.6271in" style:rel-column-width="903*"/>
    </style:style>
    <style:style style:name="Table2.D" style:family="table-column">
      <style:table-column-properties style:column-width="0.434in" style:rel-column-width="625*"/>
    </style:style>
    <style:style style:name="Table2.E" style:family="table-column">
      <style:table-column-properties style:column-width="0.6264in" style:rel-column-width="902*"/>
    </style:style>
    <style:style style:name="Table2.G" style:family="table-column">
      <style:table-column-properties style:column-width="0.6882in" style:rel-column-width="991*"/>
    </style:style>
    <style:style style:name="Table2.H" style:family="table-column">
      <style:table-column-properties style:column-width="0.7368in" style:rel-column-width="106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3deec" officeooo:paragraph-rsid="0003deec"/>
    </style:style>
    <style:style style:name="P3" style:family="paragraph" style:parent-style-name="Standard">
      <style:paragraph-properties fo:text-align="start" style:justify-single-word="false"/>
      <style:text-properties officeooo:rsid="0003deec" officeooo:paragraph-rsid="00119518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lt" fo:country="LT" fo:font-style="normal" fo:font-weight="normal" officeooo:rsid="0003deec" officeooo:paragraph-rsid="0003dee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lt" fo:country="LT" fo:font-style="normal" fo:font-weight="normal" officeooo:rsid="0003deec" officeooo:paragraph-rsid="0008639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lt" fo:country="LT" fo:font-style="normal" fo:font-weight="normal" officeooo:rsid="0003deec" officeooo:paragraph-rsid="0003dee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lt" fo:country="LT" fo:font-style="normal" fo:font-weight="normal" officeooo:rsid="0003deec" officeooo:paragraph-rsid="0004ecf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lt" fo:country="LT" fo:font-style="normal" fo:font-weight="normal" officeooo:rsid="0003deec" officeooo:paragraph-rsid="0006042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lt" fo:country="LT" fo:font-style="normal" fo:font-weight="normal" officeooo:rsid="0003deec" officeooo:paragraph-rsid="0015acb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lt" fo:country="LT" fo:font-style="normal" fo:font-weight="normal" officeooo:rsid="00073349" officeooo:paragraph-rsid="0007334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fo:language="lt" fo:country="LT" fo:font-style="normal" fo:font-weight="normal" officeooo:rsid="0003deec" officeooo:paragraph-rsid="0006042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04ecf8" officeooo:paragraph-rsid="0004ecf8"/>
    </style:style>
    <style:style style:name="P13" style:family="paragraph" style:parent-style-name="Standard">
      <style:paragraph-properties fo:text-align="start" style:justify-single-word="false"/>
      <style:text-properties officeooo:rsid="0004ecf8" officeooo:paragraph-rsid="0015acbf"/>
    </style:style>
    <style:style style:name="P14" style:family="paragraph" style:parent-style-name="Standard">
      <style:paragraph-properties fo:text-align="start" style:justify-single-word="false"/>
      <style:text-properties officeooo:rsid="0004ecf8" officeooo:paragraph-rsid="001c8617"/>
    </style:style>
    <style:style style:name="P15" style:family="paragraph" style:parent-style-name="Standard">
      <style:paragraph-properties fo:text-align="start" style:justify-single-word="false"/>
      <style:text-properties officeooo:rsid="00073349" officeooo:paragraph-rsid="00073349"/>
    </style:style>
    <style:style style:name="P16" style:family="paragraph" style:parent-style-name="Standard">
      <style:paragraph-properties fo:text-align="start" style:justify-single-word="false">
        <style:tab-stops>
          <style:tab-stop style:position="3in" style:leader-style="solid" style:leader-text="_"/>
          <style:tab-stop style:position="4in"/>
          <style:tab-stop style:position="6.5in" style:leader-style="solid" style:leader-text="_"/>
          <style:tab-stop style:position="7in" style:leader-style="solid" style:leader-text="_"/>
        </style:tab-stops>
      </style:paragraph-properties>
      <style:text-properties officeooo:rsid="00080dcf" officeooo:paragraph-rsid="00080dcf"/>
    </style:style>
    <style:style style:name="P17" style:family="paragraph" style:parent-style-name="Standard">
      <style:paragraph-properties fo:text-align="center" style:justify-single-word="false" fo:break-before="page"/>
      <style:text-properties fo:font-size="16pt" officeooo:rsid="0003deec" officeooo:paragraph-rsid="0003deec" style:font-size-asian="16pt" style:font-size-complex="16pt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rsid="0004ecf8" officeooo:paragraph-rsid="0004ecf8"/>
    </style:style>
    <style:style style:name="P20" style:family="paragraph" style:parent-style-name="Table_20_Contents">
      <style:paragraph-properties fo:text-align="start" style:justify-single-word="false"/>
      <style:text-properties officeooo:rsid="0004ecf8" officeooo:paragraph-rsid="0015acbf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004ecf8" officeooo:paragraph-rsid="0004ecf8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fo:language="lt" fo:country="LT" fo:font-style="normal" fo:font-weight="normal" officeooo:rsid="0003deec" officeooo:paragraph-rsid="0015acb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language="lt" fo:country="LT" fo:font-style="normal" fo:font-weight="normal" officeooo:rsid="0003deec" officeooo:paragraph-rsid="0007334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language="lt" fo:country="L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Times New Roman" fo:font-size="12pt" fo:language="lt" fo:country="LT" fo:font-style="normal" fo:font-weight="normal" officeooo:rsid="0003dee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Times New Roman" fo:font-size="12pt" fo:language="lt" fo:country="LT" fo:font-style="normal" fo:font-weight="normal" officeooo:rsid="001c33a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Times New Roman" fo:font-size="12pt" fo:language="lt" fo:country="LT" fo:font-style="normal" fo:font-weight="normal" officeooo:rsid="001ab53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 fo:font-size="12pt" fo:language="lt" fo:country="LT" fo:font-style="normal" fo:font-weight="normal" officeooo:rsid="001da77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Times New Roman" fo:font-size="12pt" fo:language="lt" fo:country="LT" fo:font-style="normal" fo:font-weight="normal" officeooo:rsid="0022958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Times New Roman" fo:language="lt" fo:country="LT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bject in get_objects(data)"&gt;</text:placeholder></text:p>
      <text:p text:style-name="P17">PRODUCT TRANSFER-RETURN ACT Nr. <text:span text:style-name="T7"><text:placeholder text:placeholder-type="text">&lt;get_number(object)&gt;</text:placeholder></text:span></text:p>
      <text:p text:style-name="P5"><draw:frame draw:style-name="fr1" draw:name="image: barcode(get_number(object), 'code128')" text:anchor-type="paragraph" svg:x="4.9681in" svg:y="0.0937in" svg:width="0.7902in" draw:z-index="0"><draw:text-box fo:min-height="0.2in"><text:p text:style-name="P23"/></draw:text-box></draw:frame><text:placeholder text:placeholder-type="text">&lt;duplicate(object)&gt;</text:placeholder></text:p>
      <text:p text:style-name="P4"/>
      <text:p text:style-name="P6"><text:placeholder text:placeholder-type="text">&lt;get_route_receiver(object)&gt;</text:placeholder></text:p>
      <text:p text:style-name="P2"><text:span text:style-name="T1">Act no. in route </text:span><text:span text:style-name="T1"><text:placeholder text:placeholder-type="text">&lt;get_packing_index(object)&gt;</text:placeholder></text:span><text:span text:style-name="T1"><text:tab/><text:tab/><text:tab/>Date: </text:span><text:span text:style-name="T1"><text:placeholder text:placeholder-type="text">&lt;get_date(object)&gt;</text:placeholder></text:span></text:p>
      <text:p text:style-name="P3"><text:span text:style-name="T1"><text:tab/><text:tab/><text:tab/><text:tab/><text:tab/><text:tab/><text:tab/><text:tab/><text:tab/></text:span><text:span text:style-name="T5">POSID: </text:span><text:span text:style-name="T1"><text:placeholder text:placeholder-type="text">&lt;get_pos(object)&gt;</text:placeholder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Buyer:</text:p>
            <text:p text:style-name="P9"><text:placeholder text:placeholder-type="text">&lt;get_buyer(object)&gt;</text:placeholder></text:p>
            <text:p text:style-name="P13"><text:span text:style-name="T1">Unload place: </text:span><text:span text:style-name="T2"><text:placeholder text:placeholder-type="text">&lt;get_unload_place(object)&gt;</text:placeholder></text:span></text:p>
            <text:p text:style-name="P14"><text:span text:style-name="T3">Company code:</text:span><text:span text:style-name="T1"> </text:span><text:span text:style-name="T2"><text:placeholder text:placeholder-type="text">&lt;get_company_code(object)&gt;</text:placeholder></text:span></text:p>
            <text:p text:style-name="P14"><text:span text:style-name="T4">VAT code:</text:span><text:span text:style-name="T1"> </text:span><text:span text:style-name="T2"><text:placeholder text:placeholder-type="text">&lt;get_vat_code(object)&gt;</text:placeholder></text:span></text:p>
            <text:p text:style-name="P14"><text:span text:style-name="T4">Tel.:</text:span><text:span text:style-name="T1"> </text:span><text:span text:style-name="T2"><text:placeholder text:placeholder-type="text">&lt;get_tel(object)&gt;</text:placeholder></text:span><text:span text:style-name="T2"> <text:s text:c="2"/></text:span><text:span text:style-name="T1">Fax: </text:span><text:span text:style-name="T2"><text:placeholder text:placeholder-type="text">&lt;get_fax(object)&gt;</text:placeholder></text:span></text:p>
            <text:p text:style-name="P22"><text:placeholder text:placeholder-type="text">&lt;get_address(object)&gt;</text:placeholder></text:p>
          </table:table-cell>
          <table:table-cell table:style-name="Table1.B1" office:value-type="string">
            <text:p text:style-name="P19">Seller:</text:p>
            <text:p text:style-name="P7"><text:placeholder text:placeholder-type="text">&lt;get_seller(object, company)&gt;</text:placeholder></text:p>
            <text:p text:style-name="P12"><text:span text:style-name="T1">Tel.: </text:span><text:span text:style-name="T2"><text:placeholder text:placeholder-type="text">&lt;get_s_tel(object, company)&gt;</text:placeholder></text:span><text:span text:style-name="T2"> <text:s text:c="2"/></text:span><text:span text:style-name="T1">Fax </text:span><text:span text:style-name="T2"><text:placeholder text:placeholder-type="text">&lt;get_s_fax(object, company)&gt;</text:placeholder></text:span></text:p>
            <text:p text:style-name="P7"><text:placeholder text:placeholder-type="text">&lt;get_bank(object, company)&gt;</text:placeholder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column table:style-name="Table2.H"/>
        <table:table-row>
          <table:table-cell table:style-name="Table2.A1" office:value-type="string">
            <text:p text:style-name="P21">Code</text:p>
          </table:table-cell>
          <table:table-cell table:style-name="Table2.A1" office:value-type="string">
            <text:p text:style-name="P21">Product name</text:p>
          </table:table-cell>
          <table:table-cell table:style-name="Table2.A1" office:value-type="string">
            <text:p text:style-name="P21">UoM </text:p>
          </table:table-cell>
          <table:table-cell table:style-name="Table2.A1" office:value-type="string">
            <text:p text:style-name="P21">Price</text:p>
          </table:table-cell>
          <table:table-cell table:style-name="Table2.A1" office:value-type="string">
            <text:p text:style-name="P21">Orig. prel. debt</text:p>
          </table:table-cell>
          <table:table-cell table:style-name="Table2.A1" office:value-type="string">
            <text:p text:style-name="P21">Point prel. debt</text:p>
          </table:table-cell>
          <table:table-cell table:style-name="Table2.A1" office:value-type="string">
            <text:p text:style-name="P21">Delivered</text:p>
          </table:table-cell>
          <table:table-cell table:style-name="Table2.H1" office:value-type="string">
            <text:p text:style-name="P21">Returned</text:p>
          </table:table-cell>
        </table:table-row>
        <table:table-row>
          <table:table-cell table:style-name="Table2.A4" office:value-type="string">
            <text:p text:style-name="P8"><text:placeholder text:placeholder-type="text">&lt;for each="line in get_lines(object)"&gt;</text:placeholder></text:p>
          </table:table-cell>
          <table:table-cell table:style-name="Table2.B2" office:value-type="string">
            <text:p text:style-name="P18"/>
          </table:table-cell>
          <table:table-cell table:style-name="Table2.C2" office:value-type="string">
            <text:p text:style-name="P18"/>
          </table:table-cell>
          <table:table-cell table:style-name="Table2.D2" office:value-type="string">
            <text:p text:style-name="P18"/>
          </table:table-cell>
          <table:table-cell table:style-name="Table2.E2" office:value-type="string">
            <text:p text:style-name="P18"/>
          </table:table-cell>
          <table:table-cell table:style-name="Table2.F2" office:value-type="string">
            <text:p text:style-name="P18"/>
          </table:table-cell>
          <table:table-cell table:style-name="Table2.G2" office:value-type="string">
            <text:p text:style-name="P18"/>
          </table:table-cell>
          <table:table-cell table:style-name="Table2.H2" office:value-type="string">
            <text:p text:style-name="P18"/>
          </table:table-cell>
        </table:table-row>
        <table:table-row>
          <table:table-cell table:style-name="Table2.A4" office:value-type="string">
            <text:p text:style-name="P11"><text:placeholder text:placeholder-type="text">&lt;line['code']&gt;</text:placeholder></text:p>
          </table:table-cell>
          <table:table-cell table:style-name="Table2.B3" office:value-type="string">
            <text:p text:style-name="P11"><text:placeholder text:placeholder-type="text">&lt;line['product']&gt;</text:placeholder></text:p>
          </table:table-cell>
          <table:table-cell table:style-name="Table2.C3" office:value-type="string">
            <text:p text:style-name="P11"><text:placeholder text:placeholder-type="text">&lt;line['uom']&gt;</text:placeholder></text:p>
          </table:table-cell>
          <table:table-cell table:style-name="Table2.D3" office:value-type="string">
            <text:p text:style-name="P11"><text:placeholder text:placeholder-type="text">&lt;line['price']&gt;</text:placeholder></text:p>
          </table:table-cell>
          <table:table-cell table:style-name="Table2.E3" office:value-type="string">
            <text:p text:style-name="P11"><text:placeholder text:placeholder-type="text">&lt;line['original_debt']&gt;</text:placeholder></text:p>
          </table:table-cell>
          <table:table-cell table:style-name="Table2.F3" office:value-type="string">
            <text:p text:style-name="P11"><text:placeholder text:placeholder-type="text">&lt;line['point_debt']&gt;</text:placeholder></text:p>
          </table:table-cell>
          <table:table-cell table:style-name="Table2.G3" office:value-type="string">
            <text:p text:style-name="P11"><text:placeholder text:placeholder-type="text">&lt;line['delivered']&gt;</text:placeholder></text:p>
          </table:table-cell>
          <table:table-cell table:style-name="Table2.H3" office:value-type="string">
            <text:p text:style-name="P11"><text:placeholder text:placeholder-type="text">&lt;line['returned']&gt;</text:placeholder></text:p>
          </table:table-cell>
        </table:table-row>
        <table:table-row>
          <table:table-cell table:style-name="Table2.A4" office:value-type="string">
            <text:p text:style-name="P8"><text:placeholder text:placeholder-type="text">&lt;/for&gt;</text:placeholder></text:p>
          </table:table-cell>
          <table:table-cell table:style-name="Table2.B4" office:value-type="string">
            <text:p text:style-name="P18"/>
          </table:table-cell>
          <table:table-cell table:style-name="Table2.C4" office:value-type="string">
            <text:p text:style-name="P18"/>
          </table:table-cell>
          <table:table-cell table:style-name="Table2.D4" office:value-type="string">
            <text:p text:style-name="P18"/>
          </table:table-cell>
          <table:table-cell table:style-name="Table2.E4" office:value-type="string">
            <text:p text:style-name="P18"/>
          </table:table-cell>
          <table:table-cell table:style-name="Table2.F4" office:value-type="string">
            <text:p text:style-name="P18"/>
          </table:table-cell>
          <table:table-cell table:style-name="Table2.G4" office:value-type="string">
            <text:p text:style-name="P18"/>
          </table:table-cell>
          <table:table-cell table:style-name="Table2.H4" office:value-type="string">
            <text:p text:style-name="P18"/>
          </table:table-cell>
        </table:table-row>
      </table:table>
      <text:p text:style-name="P10">Products transfered/returned according contract No.<text:line-break/></text:p>
      <text:p text:style-name="P15"><text:span text:style-name="T1">Driver: </text:span><text:span text:style-name="T2"><text:placeholder text:placeholder-type="text">&lt;get_driver(object)&gt;</text:placeholder></text:span></text:p>
      <text:p text:style-name="P24"/>
      <text:p text:style-name="P16"><text:span text:style-name="T6">BUYER</text:span><text:span text:style-name="T1"><text:tab/></text:span><text:span text:style-name="T2"><text:tab/></text:span><text:span text:style-name="T1">SELLER<text:tab/></text:span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ytautas Gasiūnas</meta:initial-creator>
    <meta:creation-date>2016-01-11T21:39:32.064640639</meta:creation-date>
    <meta:generator>LibreOffice/5.0.6.2$Linux_X86_64 LibreOffice_project/00m0$Build-2</meta:generator>
    <dc:date>2016-11-25T17:27:23.635318443</dc:date>
    <dc:creator>Vytautas Gasiūnas</dc:creator>
    <meta:editing-duration>PT11H48M28S</meta:editing-duration>
    <meta:editing-cycles>40</meta:editing-cycles>
    <meta:document-statistic meta:table-count="2" meta:image-count="0" meta:object-count="0" meta:page-count="2" meta:paragraph-count="40" meta:word-count="84" meta:character-count="941" meta:non-whitespace-character-count="878"/>
  </office:meta>
</office:document-meta>
</file>